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roman" style:font-pitch="variable"/>
    <style:font-face style:name="FreeSans2" svg:font-family="FreeSans"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90cc1" officeooo:paragraph-rsid="00090cc1" style:font-weight-asian="bold" style:font-weight-complex="bold"/>
    </style:style>
    <style:style style:name="P2" style:family="paragraph" style:parent-style-name="Standard">
      <style:paragraph-properties fo:break-before="page"/>
      <style:text-properties fo:font-weight="bold" officeooo:rsid="000ddc15" officeooo:paragraph-rsid="000ddc15" style:font-weight-asian="bold" style:font-weight-complex="bold"/>
    </style:style>
    <style:style style:name="P3" style:family="paragraph" style:parent-style-name="Standard">
      <style:text-properties fo:font-weight="bold" officeooo:rsid="000ddc15" officeooo:paragraph-rsid="000ddc15" style:font-weight-asian="bold" style:font-weight-complex="bold"/>
    </style:style>
    <style:style style:name="P4" style:family="paragraph" style:parent-style-name="Standard">
      <style:text-properties fo:font-weight="bold" officeooo:rsid="00261a3d" officeooo:paragraph-rsid="00261a3d" style:font-weight-asian="bold" style:font-weight-complex="bold"/>
    </style:style>
    <style:style style:name="P5" style:family="paragraph" style:parent-style-name="Standard">
      <style:text-properties fo:font-weight="bold" officeooo:rsid="002b6b30" officeooo:paragraph-rsid="002b6b30" style:font-weight-asian="bold" style:font-weight-complex="bold"/>
    </style:style>
    <style:style style:name="P6" style:family="paragraph" style:parent-style-name="Standard">
      <style:paragraph-properties fo:break-before="page"/>
      <style:text-properties fo:font-weight="bold" officeooo:rsid="0036daa2" officeooo:paragraph-rsid="0036daa2" style:font-weight-asian="bold" style:font-weight-complex="bold"/>
    </style:style>
    <style:style style:name="P7" style:family="paragraph" style:parent-style-name="Standard">
      <style:text-properties fo:font-weight="bold" officeooo:rsid="0036daa2" officeooo:paragraph-rsid="0036daa2" style:font-weight-asian="bold" style:font-weight-complex="bold"/>
    </style:style>
    <style:style style:name="P8" style:family="paragraph" style:parent-style-name="Standard">
      <style:text-properties fo:font-weight="normal" officeooo:rsid="00090cc1" officeooo:paragraph-rsid="00090cc1" style:font-weight-asian="normal" style:font-weight-complex="normal"/>
    </style:style>
    <style:style style:name="P9" style:family="paragraph" style:parent-style-name="Standard">
      <style:text-properties fo:font-weight="normal" officeooo:rsid="000aa280" officeooo:paragraph-rsid="000aa280" style:font-weight-asian="normal" style:font-weight-complex="normal"/>
    </style:style>
    <style:style style:name="P10" style:family="paragraph" style:parent-style-name="Standard">
      <style:text-properties fo:font-weight="normal" officeooo:rsid="000bb44e" officeooo:paragraph-rsid="000aa280" style:font-weight-asian="normal" style:font-weight-complex="normal"/>
    </style:style>
    <style:style style:name="P11" style:family="paragraph" style:parent-style-name="Standard">
      <style:text-properties fo:font-weight="normal" officeooo:rsid="000bb44e" officeooo:paragraph-rsid="000bb44e" style:font-weight-asian="normal" style:font-weight-complex="normal"/>
    </style:style>
    <style:style style:name="P12" style:family="paragraph" style:parent-style-name="Standard">
      <style:text-properties fo:font-weight="normal" officeooo:rsid="000c50a3" officeooo:paragraph-rsid="000c50a3" style:font-weight-asian="normal" style:font-weight-complex="normal"/>
    </style:style>
    <style:style style:name="P13" style:family="paragraph" style:parent-style-name="Standard">
      <style:text-properties fo:font-weight="normal" officeooo:rsid="001064f7" officeooo:paragraph-rsid="001064f7" style:font-weight-asian="normal" style:font-weight-complex="normal"/>
    </style:style>
    <style:style style:name="P14" style:family="paragraph" style:parent-style-name="Standard">
      <style:text-properties fo:font-weight="normal" officeooo:rsid="001064f7" officeooo:paragraph-rsid="001c6284" style:font-weight-asian="normal" style:font-weight-complex="normal"/>
    </style:style>
    <style:style style:name="P15" style:family="paragraph" style:parent-style-name="Standard">
      <style:text-properties fo:font-weight="normal" officeooo:rsid="00118228" officeooo:paragraph-rsid="00118228" style:font-weight-asian="normal" style:font-weight-complex="normal"/>
    </style:style>
    <style:style style:name="P16" style:family="paragraph" style:parent-style-name="Standard">
      <style:text-properties fo:font-weight="normal" officeooo:rsid="00118228" officeooo:paragraph-rsid="0012c765" style:font-weight-asian="normal" style:font-weight-complex="normal"/>
    </style:style>
    <style:style style:name="P17" style:family="paragraph" style:parent-style-name="Standard">
      <style:text-properties fo:font-weight="normal" officeooo:rsid="00118228" officeooo:paragraph-rsid="0021e8ae" style:font-weight-asian="normal" style:font-weight-complex="normal"/>
    </style:style>
    <style:style style:name="P18" style:family="paragraph" style:parent-style-name="Standard">
      <style:text-properties fo:font-weight="normal" officeooo:rsid="0026d114" officeooo:paragraph-rsid="0026d114" style:font-weight-asian="normal" style:font-weight-complex="normal"/>
    </style:style>
    <style:style style:name="P19" style:family="paragraph" style:parent-style-name="Standard">
      <style:text-properties fo:font-weight="normal" officeooo:rsid="0026d114" officeooo:paragraph-rsid="002a1f0a" style:font-weight-asian="normal" style:font-weight-complex="normal"/>
    </style:style>
    <style:style style:name="P20" style:family="paragraph" style:parent-style-name="Standard">
      <style:text-properties fo:font-weight="normal" officeooo:rsid="0028e3fd" officeooo:paragraph-rsid="002a2764" style:font-weight-asian="normal" style:font-weight-complex="normal"/>
    </style:style>
    <style:style style:name="P21" style:family="paragraph" style:parent-style-name="Standard">
      <style:text-properties fo:font-weight="normal" officeooo:rsid="002b6b30" officeooo:paragraph-rsid="002b6b30" style:font-weight-asian="normal" style:font-weight-complex="normal"/>
    </style:style>
    <style:style style:name="P22" style:family="paragraph" style:parent-style-name="Standard">
      <style:text-properties fo:font-weight="normal" officeooo:rsid="002cca43" officeooo:paragraph-rsid="002cca43" style:font-weight-asian="normal" style:font-weight-complex="normal"/>
    </style:style>
    <style:style style:name="P23" style:family="paragraph" style:parent-style-name="Standard">
      <style:text-properties fo:font-weight="normal" officeooo:rsid="002f4ea3" officeooo:paragraph-rsid="002f4ea3" style:font-weight-asian="normal" style:font-weight-complex="normal"/>
    </style:style>
    <style:style style:name="P24" style:family="paragraph" style:parent-style-name="Standard">
      <style:text-properties fo:font-weight="normal" officeooo:rsid="0031eb16" officeooo:paragraph-rsid="0031eb16" style:font-weight-asian="normal" style:font-weight-complex="normal"/>
    </style:style>
    <style:style style:name="P25" style:family="paragraph" style:parent-style-name="Standard">
      <style:text-properties fo:font-weight="normal" officeooo:rsid="0033dda5" officeooo:paragraph-rsid="0033dda5" style:font-weight-asian="normal" style:font-weight-complex="normal"/>
    </style:style>
    <style:style style:name="P26" style:family="paragraph" style:parent-style-name="Standard">
      <style:text-properties fo:font-weight="normal" officeooo:rsid="0012c765" officeooo:paragraph-rsid="0012c765" style:font-weight-asian="normal" style:font-weight-complex="normal"/>
    </style:style>
    <style:style style:name="P27" style:family="paragraph" style:parent-style-name="Standard">
      <style:text-properties fo:font-weight="normal" officeooo:rsid="0028bd92" officeooo:paragraph-rsid="002a1f0a" style:font-weight-asian="normal" style:font-weight-complex="normal"/>
    </style:style>
    <style:style style:name="P28" style:family="paragraph" style:parent-style-name="Standard">
      <style:text-properties fo:font-weight="normal" officeooo:rsid="0036daa2" officeooo:paragraph-rsid="0036daa2" style:font-weight-asian="normal" style:font-weight-complex="normal"/>
    </style:style>
    <style:style style:name="P29" style:family="paragraph" style:parent-style-name="Standard">
      <style:text-properties fo:font-weight="normal" officeooo:rsid="0036daa2" officeooo:paragraph-rsid="003a7d68" style:font-weight-asian="normal" style:font-weight-complex="normal"/>
    </style:style>
    <style:style style:name="P30" style:family="paragraph" style:parent-style-name="Standard">
      <style:text-properties fo:font-weight="normal" officeooo:rsid="003a7d68" officeooo:paragraph-rsid="003a7d68" style:font-weight-asian="normal" style:font-weight-complex="normal"/>
    </style:style>
    <style:style style:name="P31" style:family="paragraph" style:parent-style-name="Standard">
      <style:text-properties fo:font-weight="normal" officeooo:rsid="003e177e" officeooo:paragraph-rsid="003e177e" style:font-weight-asian="normal" style:font-weight-complex="normal"/>
    </style:style>
    <style:style style:name="P32" style:family="paragraph" style:parent-style-name="Standard">
      <style:text-properties fo:font-weight="normal" officeooo:rsid="0036daa2" officeooo:paragraph-rsid="003a7d68" style:font-weight-asian="normal" style:font-weight-complex="normal"/>
    </style:style>
    <style:style style:name="P33" style:family="paragraph" style:parent-style-name="Standard">
      <style:text-properties fo:font-weight="normal" officeooo:rsid="00438b75" officeooo:paragraph-rsid="00438b75" style:font-weight-asian="normal" style:font-weight-complex="normal"/>
    </style:style>
    <style:style style:name="P34" style:family="paragraph" style:parent-style-name="Standard">
      <style:text-properties fo:font-weight="normal" officeooo:rsid="003e177e" officeooo:paragraph-rsid="003e177e" style:font-weight-asian="normal" style:font-weight-complex="normal"/>
    </style:style>
    <style:style style:name="P35" style:family="paragraph" style:parent-style-name="Standard">
      <style:text-properties fo:font-weight="normal" officeooo:rsid="0047cc9e" officeooo:paragraph-rsid="0047cc9e" style:font-weight-asian="normal" style:font-weight-complex="normal"/>
    </style:style>
    <style:style style:name="P36" style:family="paragraph" style:parent-style-name="Standard">
      <style:text-properties fo:font-weight="normal" officeooo:rsid="004857bc" officeooo:paragraph-rsid="004909a4" style:font-weight-asian="normal" style:font-weight-complex="normal"/>
    </style:style>
    <style:style style:name="P37" style:family="paragraph" style:parent-style-name="Standard">
      <style:text-properties fo:font-weight="normal" officeooo:rsid="004b0caf" officeooo:paragraph-rsid="004b0caf" style:font-weight-asian="normal" style:font-weight-complex="normal"/>
    </style:style>
    <style:style style:name="P38" style:family="paragraph" style:parent-style-name="Standard">
      <style:text-properties fo:font-weight="normal" officeooo:rsid="004c6478" officeooo:paragraph-rsid="004c6478" style:font-weight-asian="normal" style:font-weight-complex="normal"/>
    </style:style>
    <style:style style:name="P39" style:family="paragraph" style:parent-style-name="Standard">
      <style:text-properties fo:font-weight="normal" officeooo:rsid="004dda41" officeooo:paragraph-rsid="004dda41" style:font-weight-asian="normal" style:font-weight-complex="normal"/>
    </style:style>
    <style:style style:name="P40" style:family="paragraph" style:parent-style-name="Standard">
      <style:paragraph-properties fo:break-before="page"/>
      <style:text-properties fo:font-weight="bold" officeooo:rsid="00476803" officeooo:paragraph-rsid="00476803" style:font-weight-asian="bold" style:font-weight-complex="bold"/>
    </style:style>
    <style:style style:name="P41" style:family="paragraph" style:parent-style-name="Standard">
      <style:text-properties fo:font-weight="bold" officeooo:rsid="004d21e8" officeooo:paragraph-rsid="004d21e8" style:font-weight-asian="bold" style:font-weight-complex="bold"/>
    </style:style>
    <style:style style:name="T1" style:family="text">
      <style:text-properties officeooo:rsid="000ed8d5"/>
    </style:style>
    <style:style style:name="T2" style:family="text">
      <style:text-properties officeooo:rsid="0012c765"/>
    </style:style>
    <style:style style:name="T3" style:family="text">
      <style:text-properties officeooo:rsid="0013e929"/>
    </style:style>
    <style:style style:name="T4" style:family="text">
      <style:text-properties officeooo:rsid="00155903"/>
    </style:style>
    <style:style style:name="T5" style:family="text">
      <style:text-properties officeooo:rsid="00171c04"/>
    </style:style>
    <style:style style:name="T6" style:family="text">
      <style:text-properties officeooo:rsid="00177fc7"/>
    </style:style>
    <style:style style:name="T7" style:family="text">
      <style:text-properties officeooo:rsid="001a2695"/>
    </style:style>
    <style:style style:name="T8" style:family="text">
      <style:text-properties officeooo:rsid="001b3ad1"/>
    </style:style>
    <style:style style:name="T9" style:family="text">
      <style:text-properties officeooo:rsid="001c6284"/>
    </style:style>
    <style:style style:name="T10" style:family="text">
      <style:text-properties officeooo:rsid="001d8de7"/>
    </style:style>
    <style:style style:name="T11" style:family="text">
      <style:text-properties officeooo:rsid="001db454"/>
    </style:style>
    <style:style style:name="T12" style:family="text">
      <style:text-properties officeooo:rsid="001f5192"/>
    </style:style>
    <style:style style:name="T13" style:family="text">
      <style:text-properties officeooo:rsid="0023c7ff"/>
    </style:style>
    <style:style style:name="T14" style:family="text">
      <style:text-properties officeooo:rsid="0028bd92"/>
    </style:style>
    <style:style style:name="T15" style:family="text">
      <style:text-properties officeooo:rsid="0028e3fd"/>
    </style:style>
    <style:style style:name="T16" style:family="text">
      <style:text-properties officeooo:rsid="00299958"/>
    </style:style>
    <style:style style:name="T17" style:family="text">
      <style:text-properties officeooo:rsid="002a1f0a"/>
    </style:style>
    <style:style style:name="T18" style:family="text">
      <style:text-properties officeooo:rsid="002a2764"/>
    </style:style>
    <style:style style:name="T19" style:family="text">
      <style:text-properties officeooo:rsid="0033dda5"/>
    </style:style>
    <style:style style:name="T20" style:family="text">
      <style:text-properties officeooo:rsid="0039bccf"/>
    </style:style>
    <style:style style:name="T21" style:family="text">
      <style:text-properties officeooo:rsid="0039f6ee"/>
    </style:style>
    <style:style style:name="T22" style:family="text">
      <style:text-properties officeooo:rsid="0043bef3"/>
    </style:style>
    <style:style style:name="T23" style:family="text">
      <style:text-properties officeooo:rsid="0047ef65"/>
    </style:style>
    <style:style style:name="T24" style:family="text">
      <style:text-properties officeooo:rsid="004857bc"/>
    </style:style>
    <style:style style:name="T25" style:family="text">
      <style:text-properties officeooo:rsid="004909a4"/>
    </style:style>
    <style:style style:name="T26" style:family="text">
      <style:text-properties officeooo:rsid="001064f7"/>
    </style:style>
    <style:style style:name="T27" style:family="text">
      <style:text-properties officeooo:rsid="00495c28"/>
    </style:style>
    <style:style style:name="T28" style:family="text">
      <style:text-properties officeooo:rsid="0026d114"/>
    </style:style>
    <style:style style:name="T29" style:family="text">
      <style:text-properties officeooo:rsid="004b81bf"/>
    </style:style>
    <style:style style:name="T30" style:family="text">
      <style:text-properties officeooo:rsid="004c6478"/>
    </style:style>
    <style:style style:name="T31" style:family="text">
      <style:text-properties officeooo:rsid="004dda41"/>
    </style:style>
    <style:style style:name="T32" style:family="text">
      <style:text-properties officeooo:rsid="004de62a"/>
    </style:style>
    <style:style style:name="T33" style:family="text">
      <style:text-properties officeooo:rsid="004f58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text:p>
      <text:p text:style-name="P8"/>
      <text:p text:style-name="P8">pada kesempatan ini, kami akan sharing tentang satu topik yang sangat penting dan perlu untuk kita semua kuasai yaitu adalah tentang personal branding. </text:p>
      <text:p text:style-name="P8"/>
      <text:p text:style-name="P8">Kenapa personal branding itu penting? Nanti kita akan membahas lebih dalam lagi kenapa personal branding itu penting, dan apa tujuan nya ketika kita punya personal branding yang bagus, terus apa hubungannya dengan perusahaan.</text:p>
      <text:p text:style-name="P8"/>
      <text:p text:style-name="P8">Akan banyak pertanyaan yang muncul ketika kita membahas personal branding, yang pertama adalah apa itu personal branding, kemudian kenapa itu penting, apa tujuannya, dengan personal branding, apa yang akan kita dapatkan. Dan sebagainya</text:p>
      <text:p text:style-name="P8"/>
      <text:p text:style-name="P8">tapi yang lebih penting adalah kita semua perlu untuk mempunyai personal branding dengan tujuan adalah kita akan meniti karir kedepannya. </text:p>
      <text:p text:style-name="P8"/>
      <text:p text:style-name="P9">Kita akan mencoba memahami personal branding dengan cara melihat gambar-gambar berikut ini.</text:p>
      <text:p text:style-name="P9"/>
      <text:p text:style-name="P9">Yang pertama pasti anda tahu semua, rafi ahmad, karir nya sangat banyak, kemudian ditambah lagi usahanya juga sangat banyak, kemudian kalo dilihat dari penampilan masih biasa-biasa aja, walaupun tetap menggunakan barang-barang branded, tapi tidak terkesan terlalu glamour. </text:p>
      <text:p text:style-name="P10"/>
      <text:p text:style-name="P11">Berikutnya adalah agnez mo, salah satu artis yang bisa lolos melengkang ke panggung internasional, jadi bisa dikatakan agnez mo adalah artis yang sangat pintar dan bertalenta, dilihat dari penampilan nya agnez mo tidak terlalu menampilkan penampilan mewahnya, atau bisa dibilang biasa aja. </text:p>
      <text:p text:style-name="P11"/>
      <text:p text:style-name="P12">Terakhir ada syahrini, jika anda melihat pertama kali ketika tampil di layar kaca itu sudah cantik, mewah, kemudian dia sosialita dan dengan berbagai kemewahan lainnya. </text:p>
      <text:p text:style-name="P12"/>
      <text:p text:style-name="P12">Nah dari ketiga artis tadi kita bisa melihat, bagaimana <text:span text:style-name="T1">personal</text:span> brand yang dia munculkan dengan nilai-nilai individu yang ingin ditonjolkan oleh masing-masing artis.</text:p>
      <text:p text:style-name="P12"/>
      <text:p text:style-name="P12">Di pertemuan berikutnya kita akan membahas lagi, dengan nilai masing-masing individu, apa hubungan nya dengan personal branding. </text:p>
      <text:p text:style-name="P12"/>
      <text:p text:style-name="P12"/>
      <text:p text:style-name="P12"/>
      <text:p text:style-name="P12"/>
      <text:p text:style-name="P12"/>
      <text:p text:style-name="P12"/>
      <text:p text:style-name="P2">Menentukan personal value sebelum personal branding</text:p>
      <text:p text:style-name="P3"/>
      <text:p text:style-name="P13">jadi apa hubungan nya personal branding dengan nilai-nilai yang ditampilkan oleh para artis tadi? </text:p>
      <text:p text:style-name="P13"/>
      <text:p text:style-name="P13">Ketika kita ingin menampilkan personal branding yang seperti apa, anda harus tahu terlebih dulu personal value nya apa yang bisa kita tampilkan. Nilai-nilai yang ingin anda tonjolkan yang anda punya dalam diri anda. </text:p>
      <text:p text:style-name="P13"/>
      <text:p text:style-name="P13">Mari kita coba latihan berikut ini. Latihan ini dapat mengetahui nilai atau personal value apa yang ingin kita tonjolkan, sehingga dari personal value tersebut kita bisa membranding diri kita. </text:p>
      <text:p text:style-name="P13"/>
      <text:p text:style-name="P13">Silahkan jawab dengan sesederhana mungkin.</text:p>
      <text:p text:style-name="P13"/>
      <text:p text:style-name="P13">Pertanyaan nya adalah, tentukan pujian seperti apa yang ingin anda dapatkan dari orang lain? </text:p>
      <text:p text:style-name="P13"/>
      <text:p text:style-name="P13">Contoh misalnya, saya ingin dibilang hebat, dan <text:span text:style-name="T7">disenangi semua orang</text:span>. </text:p>
      <text:p text:style-name="P13"/>
      <text:p text:style-name="P13">Kalau sudah tahu, pujian apa yang ingin didapatkan dari orang lain, kita lanjut ke bagian berikut nya yaitu ada 3 aspek yang harus dilihat. </text:p>
      <text:p text:style-name="P13"/>
      <text:p text:style-name="P14">Yang pertama dari segi karakter, <text:span text:style-name="T9">misalnya ceria, suka bercanda, problem solver, wawasan luas, peduli</text:span>. Yang kedua dari segi <text:span text:style-name="T8">prestasi, </text:span><text:span text:style-name="T9">misalnya punya banyak ide, menghasilkan sesuatu yang dapat diukur,</text:span></text:p>
      <text:p text:style-name="P14">penghargaan yang diraih, memiliki usaha yang <text:span text:style-name="T9">b</text:span>erdampak terhadap orang lain. </text:p>
      <text:p text:style-name="P14">Yang ketiga dari segi penampilan, Rapi, sopan, mengikuti trend, warna-warna netral tidak mencolok, bisa menyesuaikan dengan kondisi.</text:p>
      <text:p text:style-name="P13"/>
      <text:p text:style-name="P13">Setelah anda telah menentukan personal value anda apa, dan dengan personal value itu tadi, agar orang lain bisa melihat personal value <text:span text:style-name="T10">anda</text:span>, <text:span text:style-name="T10">maka </text:span>anda harus menampilkan nya atau dengan kata lain anda harus mempromosikannya. </text:p>
      <text:p text:style-name="P13"/>
      <text:p text:style-name="P13">Lalu dengan cara dan media seperti apa kita dapat membranding atau menampilkan diri kita? </text:p>
      <text:p text:style-name="P13"/>
      <text:p text:style-name="P15">Ada 4 cara;</text:p>
      <text:p text:style-name="P15">yang pertama, dari tulisan. Anda pasti sering membuka sosial media, anda juga sering menulis, baik itu laporan, baik itu status atau bentuk tulisan apapun itu. Nah dari tulisan tersebut, anda dapat melihat karakter anda yang seperti apa. </text:p>
      <text:p text:style-name="P15"/>
      <text:p text:style-name="P15">Yang kedua, dari lisan. Untuk menampilkan personal branding, anda harus dapat melihatnya secara lisan. Apa yang dimaksud dengan lisan? Dari segi berkomunikasi seperti apa, dari segi bicara, dari segi menyapa orang lain, dari segi bagaimana anda cerita tentang kehidupan anda. Itu semua bisa menampilkan personal brand yang anda inginkan.</text:p>
      <text:p text:style-name="P15"/>
      <text:p text:style-name="P16">Yang ketiga, menampilkan personal value, bisa dengan cara berpenampilan. Seperti yang terlihat daripada artis tadi. <text:span text:style-name="T2">Contoh misalnya para pekerja seni, apakah mereka tidak mempunyai dasi dirumah nya? Baju bagus dan mahal? Tentu punya! Tetapi dia tidak ingin menonjolkan, karena karakternya dia pekerja seni, jadi yaa easy going (santai).</text:span></text:p>
      <text:p text:style-name="P16"/>
      <text:p text:style-name="P26">Jadi penampilan juga mencerminkan personal value yang anda ingin tampilkan.</text:p>
      <text:p text:style-name="P16"/>
      <text:p text:style-name="P26"><text:soft-page-break/>Yang terakhir adalah melalui digital, ini yang menjadi platform orang-orang yang ingin membranding dirinya. Digital yang seperti apa? Dari instagram, facebook, youtube, twitter dan lain sebagainya. </text:p>
      <text:p text:style-name="P16"/>
      <text:p text:style-name="P17"><text:span text:style-name="T2">Jadi </text:span><text:span text:style-name="T11">ada </text:span><text:span text:style-name="T2">banyak media yang </text:span><text:span text:style-name="T12">dapat </text:span><text:span text:style-name="T2">digunakan untuk membranding diri. </text:span></text:p>
      <text:p text:style-name="P17"><text:span text:style-name="T2">Contoh dalam </text:span><text:span text:style-name="T4">bio </text:span><text:span text:style-name="T2">instagram misalnya jika saya seorang penulis buku, </text:span><text:span text:style-name="T13">saya dapat mencantumkan “</text:span><text:span text:style-name="T2">penulis buku </text:span><text:span text:style-name="T3">best seller 2022 </text:span><text:span text:style-name="T4">versi gramedia”. Atau contoh lain misalnya, juara catur nasional. Contoh diatas juga bentuk salah satu personal brand yang ingin </text:span><text:span text:style-name="T5">kita</text:span><text:span text:style-name="T4"> tampilkan dan orang lain </text:span><text:span text:style-name="T6">yang akan menilai sendiri seperti apa anda. <text:s/></text:span></text:p>
      <text:p text:style-name="P16"/>
      <text:p text:style-name="P16"/>
      <text:p text:style-name="P4">Pengertian dan Pentingnya Personal Branding</text:p>
      <text:p text:style-name="P4"/>
      <text:p text:style-name="P18">pada video sebelumnya kita telah membahas personal value, kemudian kita harus menampilkan personal value ini agar menjadi personal branding yang kuat. </text:p>
      <text:p text:style-name="P18"/>
      <text:p text:style-name="P18">Personal branding itu adalah, is what people say about you, when you are not in the room. </text:p>
      <text:p text:style-name="P18"/>
      <text:p text:style-name="P18">Artinya apa yang orang lain katakan terhadap diri anda, ketika anda tidak lagi bersama nya, maksudnya tidak ada dalam satu ruangan, dalam tempat tertentu. Artinya orang dari jauh pun bisa menilai anda, apalagi ketika di tempat kerja. </text:p>
      <text:p text:style-name="P18"/>
      <text:p text:style-name="P22">Personal branding juga berarti irisan dari apa yang anda lihat diri anda sendiri dengan apa yang orang lain lihat tentang diri anda, nah itulah personal branding.</text:p>
      <text:p text:style-name="P22"/>
      <text:p text:style-name="P18">Ringkasnya, personal branding adalah bagaimana kita membentuk persepsi masyarakat terhadap aspek-aspek yang ingin anda tampilkan, dengan adanya nilai yang anda tampilkan, jadi orang lain dapat menilai anda itu yang seperti apa, sederhananya adalah, hal unik apa yang anda miliki, potensi seperti apa yang anda miliki sehingga orang bisa melihat kamu itu berbeda dengan individu lainnya. </text:p>
      <text:p text:style-name="P18"/>
      <text:p text:style-name="P27">Jadi mengapa personal branding itu penting? </text:p>
      <text:p text:style-name="P19"/>
      <text:p text:style-name="P19"><text:span text:style-name="T17">Pertama, </text:span><text:span text:style-name="T14">Karena personal branding akan menjadi peniti karir kedepannya. </text:span><text:span text:style-name="T15">Bayangkan betapa banyaknya lulusan kampus tiap tahun nya? Banyak nya para pencari kerja tidak sebanding dengan jumlah pekerjaan yang tersedia. Apa yang menjadi pembeda anda dengan para pencari kerja lainnya? </text:span></text:p>
      <text:p text:style-name="P20">Artinya, anda ketika punya personal branding yang bagus, punya personal branding yang kuat, untuk kita meniti karir lebih lanjut. Karir yang dimaksud bukan hari ini aja, tetapi ada jabatan-jabatan tertentu yang kita ingin kedepannya. </text:p>
      <text:p text:style-name="P20"/>
      <text:p text:style-name="P20"><text:span text:style-name="T18">Kedua, y</text:span><text:span text:style-name="T16">ang kita semua harus ingat bahwa, p</text:span>ersaingan kita di dunia kerja kedepannya akan semakin ketat. Tentu ketika kita ingin memenangkan kompetisi itu hal yang dapat digunakan yaitu</text:p>
      <text:p text:style-name="P20">Personal Branding.</text:p>
      <text:p text:style-name="P20"/>
      <text:p text:style-name="P21">Ketiga adalah, bagaimana kita ingin membangun reputasi positif dan reputasi yang baik dari seluruh customer kita. Artinya adalah, ketika orang bertemu dengan kita, orang tidak akan melihat kita negatif.</text:p>
      <text:p text:style-name="P21">Dan itu yang menjadi salah satu karakter atau brand yang kuat untuk anda meniti karir lebih lanjut kedepan.</text:p>
      <text:p text:style-name="P21"/>
      <text:p text:style-name="P21">Dan terakhir, kenapa personal branding itu penting adalah, bagaiman<text:span text:style-name="T29">a</text:span> kita dapa menjalin relasi dengan orang lain sehingga hubungan kita dapat lebih awet dari lainnya. </text:p>
      <text:p text:style-name="P5"><text:soft-page-break/>Manfaat Personal Branding</text:p>
      <text:p text:style-name="P5"/>
      <text:p text:style-name="P21"/>
      <text:p text:style-name="P23">jadi manfaat dari ada nya personal branding yang pertama adalah, kita bisa menghubungkan nama kita dengan spesialis bidang tertentu, jadi ketika anda nanti dalam bekerja usahakan ada spesialis bidang tertentu satu aja yang memang anda pengen tekuni. </text:p>
      <text:p text:style-name="P23"/>
      <text:p text:style-name="P23">Yang kedua adalah, anda dipandang sebagai orang yang pakar dan ahlinya dalam bidang tersebut. Jadi belajar dan asahlah skill anda agar anda benar-benar dapat menjadi spesialis dalam bidang tersebut.</text:p>
      <text:p text:style-name="P23"/>
      <text:p text:style-name="P23">Yang ketiga adalah, anda akan menjadi pengaruh yang sangat kuat dalam tempat kerja, artinya apa, perusahaan, tanpa ada anda disana, perusahaan tidak bisa jalan. Artinya anda memberikan pengaruh yang cukup kuat dan bahkan sangat kuat di perusahaan tersebut.</text:p>
      <text:p text:style-name="P23"/>
      <text:p text:style-name="P23">Selanjutnya adalah, meningkatkan kepercayaan pelanggan, ketika anda bisa memberikan lebih kepada perusahaan, bahkan kepada pelanggan, otomatis pelanggan akan memberikan lebih kepada anda. Misalnya pegawai restoran, dia akan memberikan pelayanan yang lebih, otomatis dia akan mendapatkan feedback (tip) yang lebih daripada pelanggan. </text:p>
      <text:p text:style-name="P23"/>
      <text:p text:style-name="P24">Berikutnya adalah, kerelaan pelanggan untuk membayar lebih tinggi kepada anda. Ketika kita bisa memberikan yang lebih, bahkan diluar ekspektasi, bahkan sangat puas kepada customer. Otomatis customer akan membayar anda lebih banyak daripada apa yang anda harapkan.</text:p>
      <text:p text:style-name="P24"/>
      <text:p text:style-name="P24">Selanjutnya, anda pasti akan selalu diingat. </text:p>
      <text:p text:style-name="P24"/>
      <text:p text:style-name="P24">Berikutnya, anda akan mempertahankan karir anda lebih kuat. Ingat, berkarir itu bukan untuk hari ini, bukan untuk saat ini aja, berkarir itu untuk masa depan. Linkungan pekerjaan yang tidak sesuai dengan apa yang kita bayangkan. Karna ketika kita sudah memutuskan untuk terjun kedalam dunia kerja maka kita harus siap dibawah tekanan orang lain. <text:span text:style-name="T19">Ingat berkarir itu bukan pindah dari satu tempat ke tempat lain, tapi berkarir itu akan meningkat, ada didalam satu perusahaan, tetapi jabatan nya meningkat sepanjang tahun setiap dengan evaluasi-evalusi yang terjadi. Itu yang dinamakan berkarir. </text:span></text:p>
      <text:p text:style-name="P24"/>
      <text:p text:style-name="P25">Selanjutnya adalah, menyebarkan dan mempermudah penyebaran mengenai diri anda. Contoh misalnya, “oh disana itu loh perusahaan pimpinan nya pak ahmad”. Jadi itulah yang dinamakan mempermudah bagaimana anda bisa mempersonal branding diri anda sendiri.</text:p>
      <text:p text:style-name="P6">Strategi Promosi dan Tips Membangun Personal Branding</text:p>
      <text:p text:style-name="P7"/>
      <text:p text:style-name="P28">ketika anda sudah mempunyai ciri atau brand sendiri, maka anda harus menampilkan nya. Bagaimana cara menampilkan nya? </text:p>
      <text:p text:style-name="P28"/>
      <text:p text:style-name="P29">Strategi promosi paling efektif dan paling dicari <text:span text:style-name="T20">saat ini </text:span>adalah melalui media online. <text:span text:style-name="T21">Contoh misalnya anda bingung dalam mencari tenaga pekerja yang sedang dibutuhkan, coba cari lewat online, instagram, facebook, twitter, linkedin dsb.</text:span></text:p>
      <text:p text:style-name="P29"/>
      <text:p text:style-name="P30">Nah strategi promosi inilah yang diperlukan, ketika anda ingin menampilkan personal branding anda, tetapi perlu diingat, tentukan dulu personal value nya. </text:p>
      <text:p text:style-name="P29"/>
      <text:p text:style-name="P30">Jadi pada sesi akhir ini, kami akan memberikan tips bagaimana membangun personal branding untuk anda.</text:p>
      <text:p text:style-name="P29"/>
      <text:p text:style-name="P33">Disingkat menjadi ALAM,</text:p>
      <text:p text:style-name="P33"/>
      <text:p text:style-name="P30">ALAM</text:p>
      <text:p text:style-name="P30"/>
      <text:p text:style-name="P30">A = Analisa, maksudnya adalah anda melakukan analisa terhadap diri anda sendiri, tentukan nilai-nilai apa saja yang ingin anda tampilkan, kemudian keunikan-keunikan apa yang anda miliki sehingga nanti akan bisa anda branding kan hal tersebut.</text:p>
      <text:p text:style-name="P30"/>
      <text:p text:style-name="P30">L = Launching, artinya kita mempromosikan lewat sosial media, lewat manapun media-media yang bisa memperkenalkan diri anda. Online dan offline. Online yaitu lewat sosial media. Sedangkan offline bisa dalam keseharian dunia kerja, dalam menjalin hubungan dengan orang lain, bagaimana anda berbicara, berinteraksi, kerja tim, dan lain sebagainya. </text:p>
      <text:p text:style-name="P30"/>
      <text:p text:style-name="P30">A = Arahkan, maksudnya adalah, ajak orang lain agar bisa menilai kita. Dengan cara apa? Kunjungi sosial media, jika anda melakukan promosi nya lewat sosial media. Kalau secara offline, ajak orang lain berbicara, berkomunikasi, jalin hubungan yang luas, sehingga orang lain bisa menilai anda seperti yang anda inginkan.</text:p>
      <text:p text:style-name="P30"/>
      <text:p text:style-name="P30">M = Maintenance, artinya adalah, jagalah personal branding yang sudah anda tampilkan ini agar orang lain benar-benar bisa menilai anda, seperti apa yang anda mau. Ingat! Rajinlah dalam belajar, upgrade ilmu setiap saat, karena apa? Karena mungkin perkembangan dunia kerja kita, tuntutan kompetensi yang akan diminta oleh perusahaan terhadap kita tidak akan sama setiap saat. </text:p>
      <text:p text:style-name="P30"/>
      <text:p text:style-name="P30">Tugas kita semua sebagai seorang pekerja <text:span text:style-name="T22">adalah</text:span> berkarir dengan orang lain, kita harus upgrade ilmu. Ketika kita meng-upgrade ilmu, kita punya integritas, dan kita bisa menampilkan itu dengan baik, maka percayalah, karir anda jauh akan lebih cemerlang kedepannya.</text:p>
      <text:p text:style-name="P30"/>
      <text:p text:style-name="P30"/>
      <text:p text:style-name="P30"/>
      <text:p text:style-name="P40">Ringkasan</text:p>
      <text:p text:style-name="P31"/>
      <text:p text:style-name="P35"><text:span text:style-name="T23">pada </text:span>bagian ini adalah <text:span text:style-name="T24">bagian ringkasan apa yang telah kita pelajari dari awal hingga akhir.</text:span></text:p>
      <text:p text:style-name="P35"/>
      <text:p text:style-name="P36">Sebelum menentukan personal branding yang seperti apa, anda harus menentukan personal value <text:span text:style-name="T25">yang ingin ditampillkan. Nilai-nilai apa yang ingin </text:span><text:span text:style-name="T26">anda tonjolkan yang anda punya dalam diri anda. Setelah anda telah menentukan personal value anda apa, </text:span><text:span text:style-name="T25">selanjutnya</text:span><text:span text:style-name="T26"> </text:span><text:span text:style-name="T10">maka </text:span><text:span text:style-name="T26">anda harus menampilkan nya atau dengan kata lain anda harus mempromosikannya </text:span><text:span text:style-name="T27">dengan menggunakan media online atau offline.</text:span></text:p>
      <text:p text:style-name="P36"/>
      <text:p text:style-name="P37">Lalu membahas pengertian personal branding itu seperti apa, <text:span text:style-name="T28">sederhananya adalah, hal unik apa yang anda miliki, potensi seperti apa yang anda miliki sehingga orang bisa melihat kamu itu berbeda dengan individu lainnya. </text:span></text:p>
      <text:p text:style-name="P36"/>
      <text:p text:style-name="P37"><text:span text:style-name="T30">Lalu pembahasan beralih ke betapa penting nya personal branding dan penjelesan-penjelasan nya, jka anda masih ingat tentunya</text:span></text:p>
      <text:p text:style-name="P37"/>
      <text:p text:style-name="P38">Kemudian membahas manfaat-manfaat dari personal branding.</text:p>
      <text:p text:style-name="P38"/>
      <text:p text:style-name="P38">Dan, mengakhirinya dengan strategi promosi dan tips membangun personal branding anda.</text:p>
      <text:p text:style-name="P37"/>
      <text:p text:style-name="P37"/>
      <text:p text:style-name="P36"/>
      <text:p text:style-name="P41">Terimakasih </text:p>
      <text:p text:style-name="P35"/>
      <text:p text:style-name="P39">terimakasih kami ucapkan kepada anda karna telah mengambil kursus yang menyenangkan ini.</text:p>
      <text:p text:style-name="P39"/>
      <text:p text:style-name="P31">mulai sekarang kita tentukan personal value kita, sehingga nanti kita akan dapat membranding diri kita. Tujuan nya adalah kita ingin meniti karir lebih cemerlang.</text:p>
      <text:p text:style-name="P31"/>
      <text:p text:style-name="P31">Dan jangan lupa, <text:span text:style-name="T31">tetap semangat belajar, upgrade ilmu </text:span><text:span text:style-name="T32">anda dengan kursus yang tersedia di website kami. </text:span><text:span text:style-name="T33">Sampai jump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roman" style:font-pitch="variable"/>
    <style:font-face style:name="FreeSans2" svg:font-family="FreeSans"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2" style:font-family-complex="FreeSans" style:font-family-generic-complex="swiss" style:language-complex="zxx" style:country-complex="none"/>
    </style:style>
    <style:style style:name="Default_20_Drawing_20_Style" style:display-name="Default Drawing Style" style:family="paragraph"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Blueprint_20_Plans_7e_LT_7e_Gliederung_20_1" style:display-name="Blueprint Plans~LT~Gliederung 1" style:family="paragraph" style:default-outline-level="">
      <style:paragraph-properties fo:margin-top="0.1965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_7e_LT_7e_Gliederung_20_2" style:display-name="Blueprint Plans~LT~Gliederung 2" style:family="paragraph" style:parent-style-name="Blueprint_20_Plans_7e_LT_7e_Gliederung_20_1" style:default-outline-level="">
      <style:paragraph-properties fo:margin-top="0.1575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print_20_Plans_7e_LT_7e_Gliederung_20_3" style:display-name="Blueprint Plans~LT~Gliederung 3" style:family="paragraph" style:parent-style-name="Blueprint_20_Plans_7e_LT_7e_Gliederung_20_2" style:default-outline-level="">
      <style:paragraph-properties fo:margin-top="0.1181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print_20_Plans_7e_LT_7e_Gliederung_20_4" style:display-name="Blueprint Plans~LT~Gliederung 4" style:family="paragraph" style:parent-style-name="Blueprint_20_Plans_7e_LT_7e_Gliederung_20_3" style:default-outline-level="">
      <style:paragraph-properties fo:margin-top="0.0783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5" style:display-name="Blueprint Plans~LT~Gliederung 5" style:family="paragraph" style:parent-style-name="Blueprint_20_Plans_7e_LT_7e_Gliederung_20_4" style:default-outline-level="">
      <style:paragraph-properties fo:margin-top="0.0398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6" style:display-name="Blueprint Plans~LT~Gliederung 6" style:family="paragraph" style:parent-style-name="Blueprint_20_Plans_7e_LT_7e_Gliederung_20_5" style:default-outline-level="">
      <style:paragraph-properties fo:margin-top="0.0398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7" style:display-name="Blueprint Plans~LT~Gliederung 7" style:family="paragraph" style:parent-style-name="Blueprint_20_Plans_7e_LT_7e_Gliederung_20_6" style:default-outline-level="">
      <style:paragraph-properties fo:margin-top="0.0398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8" style:display-name="Blueprint Plans~LT~Gliederung 8" style:family="paragraph" style:parent-style-name="Blueprint_20_Plans_7e_LT_7e_Gliederung_20_7" style:default-outline-level="">
      <style:paragraph-properties fo:margin-top="0.0398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9" style:display-name="Blueprint Plans~LT~Gliederung 9" style:family="paragraph" style:parent-style-name="Blueprint_20_Plans_7e_LT_7e_Gliederung_20_8" style:default-outline-level="">
      <style:paragraph-properties fo:margin-top="0.0398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Titel" style:display-name="Blueprint Plans~LT~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_7e_LT_7e_Untertitel" style:display-name="Blueprint Plans~LT~Unter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_7e_LT_7e_Notizen" style:display-name="Blueprint Plans~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_7e_LT_7e_Hintergrundobjekte" style:display-name="Blueprint Plans~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print_20_Plans_7e_LT_7e_Hintergrund" style:display-name="Blueprint Plans~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FreeSans1" fo:font-family="Free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472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181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default-outline-level="">
      <style:paragraph-properties fo:margin-top="0.08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0591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Accent" style:family="paragraph" style:parent-style-name="Default_20_Drawing_20_Style"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Numbering_20_Symbols" style:display-name="Numbering Symbols" style:family="paragraph" style:default-outline-level="">
      <style:text-properties style:font-name="Liberation Sans1" fo:font-family="'Liberation Sans'"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Gliederung_20_1" style:display-name="Standard~LT~Gliederung 1" style:family="paragraph" style:default-outline-level="">
      <style:paragraph-properties fo:margin-top="0.1472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1181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08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0591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print_20_Plans-4_3a_3_7e_LT_7e_Gliederung_20_1" style:display-name="Blueprint Plans-4:3~LT~Gliederung 1" style:family="paragraph" style:default-outline-level="">
      <style:paragraph-properties fo:margin-top="0.1965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4_3a_3_7e_LT_7e_Gliederung_20_2" style:display-name="Blueprint Plans-4:3~LT~Gliederung 2" style:family="paragraph" style:parent-style-name="Blueprint_20_Plans-4_3a_3_7e_LT_7e_Gliederung_20_1" style:default-outline-level="">
      <style:paragraph-properties fo:margin-top="0.1575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print_20_Plans-4_3a_3_7e_LT_7e_Gliederung_20_3" style:display-name="Blueprint Plans-4:3~LT~Gliederung 3" style:family="paragraph" style:parent-style-name="Blueprint_20_Plans-4_3a_3_7e_LT_7e_Gliederung_20_2" style:default-outline-level="">
      <style:paragraph-properties fo:margin-top="0.1181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print_20_Plans-4_3a_3_7e_LT_7e_Gliederung_20_4" style:display-name="Blueprint Plans-4:3~LT~Gliederung 4" style:family="paragraph" style:parent-style-name="Blueprint_20_Plans-4_3a_3_7e_LT_7e_Gliederung_20_3" style:default-outline-level="">
      <style:paragraph-properties fo:margin-top="0.0783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5" style:display-name="Blueprint Plans-4:3~LT~Gliederung 5" style:family="paragraph" style:parent-style-name="Blueprint_20_Plans-4_3a_3_7e_LT_7e_Gliederung_20_4" style:default-outline-level="">
      <style:paragraph-properties fo:margin-top="0.0398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6" style:display-name="Blueprint Plans-4:3~LT~Gliederung 6" style:family="paragraph" style:parent-style-name="Blueprint_20_Plans-4_3a_3_7e_LT_7e_Gliederung_20_5" style:default-outline-level="">
      <style:paragraph-properties fo:margin-top="0.0398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7" style:display-name="Blueprint Plans-4:3~LT~Gliederung 7" style:family="paragraph" style:parent-style-name="Blueprint_20_Plans-4_3a_3_7e_LT_7e_Gliederung_20_6" style:default-outline-level="">
      <style:paragraph-properties fo:margin-top="0.0398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8" style:display-name="Blueprint Plans-4:3~LT~Gliederung 8" style:family="paragraph" style:parent-style-name="Blueprint_20_Plans-4_3a_3_7e_LT_7e_Gliederung_20_7" style:default-outline-level="">
      <style:paragraph-properties fo:margin-top="0.0398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9" style:display-name="Blueprint Plans-4:3~LT~Gliederung 9" style:family="paragraph" style:parent-style-name="Blueprint_20_Plans-4_3a_3_7e_LT_7e_Gliederung_20_8" style:default-outline-level="">
      <style:paragraph-properties fo:margin-top="0.0398in" fo:margin-bottom="0in" style:contextual-spacing="false"/>
      <style:text-properties fo:color="#ffffff" loext:opacity="10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Titel" style:display-name="Blueprint Plans-4:3~LT~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4_3a_3_7e_LT_7e_Untertitel" style:display-name="Blueprint Plans-4:3~LT~Unter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4_3a_3_7e_LT_7e_Notizen" style:display-name="Blueprint Plans-4:3~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4_3a_3_7e_LT_7e_Hintergrundobjekte" style:display-name="Blueprint Plans-4:3~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print_20_Plans-4_3a_3_7e_LT_7e_Hintergrund" style:display-name="Blueprint Plans-4:3~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43_7e_LT_7e_Gliederung_20_1" style:display-name="Standard-43~LT~Gliederung 1" style:family="paragraph" style:default-outline-level="">
      <style:paragraph-properties fo:margin-top="0.1472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Standard-43_7e_LT_7e_Gliederung_20_2" style:display-name="Standard-43~LT~Gliederung 2" style:family="paragraph" style:parent-style-name="Standard-43_7e_LT_7e_Gliederung_20_1" style:default-outline-level="">
      <style:paragraph-properties fo:margin-top="0.1181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Standard-43_7e_LT_7e_Gliederung_20_3" style:display-name="Standard-43~LT~Gliederung 3" style:family="paragraph" style:parent-style-name="Standard-43_7e_LT_7e_Gliederung_20_2" style:default-outline-level="">
      <style:paragraph-properties fo:margin-top="0.08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43_7e_LT_7e_Gliederung_20_4" style:display-name="Standard-43~LT~Gliederung 4" style:family="paragraph" style:parent-style-name="Standard-43_7e_LT_7e_Gliederung_20_3" style:default-outline-level="">
      <style:paragraph-properties fo:margin-top="0.0591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5" style:display-name="Standard-43~LT~Gliederung 5" style:family="paragraph" style:parent-style-name="Standard-43_7e_LT_7e_Gliederung_20_4"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6" style:display-name="Standard-43~LT~Gliederung 6" style:family="paragraph" style:parent-style-name="Standard-43_7e_LT_7e_Gliederung_20_5"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7" style:display-name="Standard-43~LT~Gliederung 7" style:family="paragraph" style:parent-style-name="Standard-43_7e_LT_7e_Gliederung_20_6"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8" style:display-name="Standard-43~LT~Gliederung 8" style:family="paragraph" style:parent-style-name="Standard-43_7e_LT_7e_Gliederung_20_7"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9" style:display-name="Standard-43~LT~Gliederung 9" style:family="paragraph" style:parent-style-name="Standard-43_7e_LT_7e_Gliederung_20_8"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1"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Titel" style:display-name="Standard-43~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Standard-43_7e_LT_7e_Untertitel" style:display-name="Standard-43~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43_7e_LT_7e_Notizen" style:display-name="Standard-43~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43_7e_LT_7e_Hintergrundobjekte" style:display-name="Standard-43~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43_7e_LT_7e_Hintergrund" style:display-name="Standard-43~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1T15:58:27.105795084</meta:creation-date>
    <dc:date>2022-02-28T14:46:29.442873070</dc:date>
    <meta:editing-duration>PT6H57M41S</meta:editing-duration>
    <meta:editing-cycles>53</meta:editing-cycles>
    <meta:generator>LibreOffice/7.2.5.2$Linux_X86_64 LibreOffice_project/20$Build-2</meta:generator>
    <meta:document-statistic meta:table-count="0" meta:image-count="0" meta:object-count="0" meta:page-count="6" meta:paragraph-count="78" meta:word-count="1899" meta:character-count="13186" meta:non-whitespace-character-count="11327"/>
  </office:meta>
</office:document-meta>
</file>